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10.557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129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99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6" style:family="table-cell" style:parent-style-name="Default" style:data-style-name="N99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7" style:family="table-cell" style:parent-style-name="Default" style:data-style-name="N0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8" style:family="table-cell" style:parent-style-name="Default" style:data-style-name="N36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9" style:family="table-cell" style:parent-style-name="Default" style:data-style-name="N150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10" style:family="table-cell" style:parent-style-name="Default" style:data-style-name="N153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11" style:family="table-cell" style:parent-style-name="Default" style:data-style-name="N152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12" style:family="table-cell" style:parent-style-name="Default" style:data-style-name="N61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13" style:family="table-cell" style:parent-style-name="Default" style:data-style-name="N10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5" table:default-cell-style-name="ce15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4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TEXT([.C2])" office:value-type="boolean" office:boolean-value="true">
            <text:p>ИСТИНА</text:p>
          </table:table-cell>
          <table:table-cell table:style-name="ce5" office:value-type="string">
            <text:p>Abc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ISTEXT (does not support blanks!)</text:p>
          </table:table-cell>
          <table:table-cell office:value-type="string">
            <text:p>ISTEXT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TEXT([.C3])" office:value-type="boolean" office:boolean-value="true">
            <text:p>ИСТИНА</text:p>
          </table:table-cell>
          <table:table-cell table:style-name="ce5" office:value-type="string">
            <text:p>Абвгд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TEXT([.C4])" office:value-type="boolean" office:boolean-value="true">
            <text:p>ИСТИНА</text:p>
          </table:table-cell>
          <table:table-cell table:style-name="ce5" office:value-type="string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TEXT([.C5])" office:value-type="boolean" office:boolean-value="false">
            <text:p>ЛОЖЬ</text:p>
          </table:table-cell>
          <table:table-cell table:style-name="ce5" office:value-type="float" office:value="12345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TEXT([.C6])" office:value-type="boolean" office:boolean-value="false">
            <text:p>ЛОЖЬ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ONTEXT([.C8])" office:value-type="boolean" office:boolean-value="false">
            <text:p>ЛОЖЬ</text:p>
          </table:table-cell>
          <table:table-cell table:style-name="ce7" office:value-type="string">
            <text:p>Abc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ISNONTEXT (does not support blanks!)</text:p>
          </table:table-cell>
          <table:table-cell office:value-type="string">
            <text:p>ISNONTEXT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ONTEXT([.C9])" office:value-type="boolean" office:boolean-value="false">
            <text:p>ЛОЖЬ</text:p>
          </table:table-cell>
          <table:table-cell table:style-name="ce7" office:value-type="string">
            <text:p>Абвгд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ONTEXT([.C10])" office:value-type="boolean" office:boolean-value="false">
            <text:p>ЛОЖЬ</text:p>
          </table:table-cell>
          <table:table-cell table:style-name="ce8" office:value-type="string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ONTEXT([.C11])" office:value-type="boolean" office:boolean-value="true">
            <text:p>ИСТИНА</text:p>
          </table:table-cell>
          <table:table-cell table:style-name="ce7" office:value-type="float" office:value="12345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ONTEXT([.C12])" office:value-type="boolean" office:boolean-value="true">
            <text:p>ИСТИНА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/>
          <table:table-cell table:style-name="ce5" table:number-columns-repeated="6"/>
          <table:table-cell table:number-columns-repeated="247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UMBER([.C14])" office:value-type="boolean" office:boolean-value="false">
            <text:p>ЛОЖЬ</text:p>
          </table:table-cell>
          <table:table-cell table:style-name="ce7" office:value-type="string">
            <text:p>Abc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ISNUMBER (does not support blanks and logical values!)</text:p>
          </table:table-cell>
          <table:table-cell office:value-type="string">
            <text:p>ISNUMBER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UMBER([.C15])" office:value-type="boolean" office:boolean-value="false">
            <text:p>ЛОЖЬ</text:p>
          </table:table-cell>
          <table:table-cell table:style-name="ce7" office:value-type="string">
            <text:p>Абвгд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UMBER([.C16])" office:value-type="boolean" office:boolean-value="false">
            <text:p>ЛОЖЬ</text:p>
          </table:table-cell>
          <table:table-cell table:style-name="ce8" office:value-type="string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17])" office:value-type="boolean" office:boolean-value="true">
            <text:p>ИСТИНА</text:p>
          </table:table-cell>
          <table:table-cell table:style-name="ce7" office:value-type="float" office:value="12345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18])" office:value-type="boolean" office:boolean-value="true">
            <text:p>ИСТИНА</text:p>
          </table:table-cell>
          <table:table-cell table:style-name="ce8" office:value-type="date" office:date-value="2007-02-04">
            <text:p>04.02.2007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5" table:number-columns-repeated="6"/>
          <table:table-cell table:number-columns-repeated="247"/>
        </table:table-row>
        <table:table-row table:style-name="ro3" table:number-rows-repeated="24">
          <table:table-cell table:number-columns-repeated="2"/>
          <table:table-cell table:style-name="ce10"/>
          <table:table-cell table:style-name="ce5" table:number-columns-repeated="6"/>
          <table:table-cell table:number-columns-repeated="247"/>
        </table:table-row>
        <table:table-row table:style-name="ro3" table:number-rows-repeated="30">
          <table:table-cell table:number-columns-repeated="2"/>
          <table:table-cell table:style-name="ce11"/>
          <table:table-cell table:style-name="ce5" table:number-columns-repeated="6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7"/>
          <table:table-cell table:style-name="ce5" table:number-columns-repeated="6"/>
          <table:table-cell table:number-columns-repeated="247"/>
        </table:table-row>
        <table:table-row table:style-name="ro3" table:number-rows-repeated="144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style-name="ce4"/>
          <table:table-cell/>
          <table:table-cell table:style-name="ce5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style-name="ce4"/>
          <table:table-cell/>
          <table:table-cell table:style-name="ce5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5"/>
          <table:table-cell table:style-name="ce12"/>
          <table:table-cell table:style-name="ce5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5"/>
          <table:table-cell table:style-name="ce13"/>
          <table:table-cell table:style-name="ce5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8"/>
          <table:table-cell table:style-name="ce5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style-name="ce4"/>
          <table:table-cell/>
          <table:table-cell table:style-name="ce5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6517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number number:decimal-places="0" number:min-integer-digits="1" number:grouping="true"/>
      <number:text>р.</number:text>
    </number:number-style>
    <number:number-style style:name="N123">
      <number:text>-</number:text>
      <number:number number: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р.</number:text>
    </number:number-style>
    <number:number-style style:name="N125">
      <number:text>-</number:text>
      <number:number number: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р. </number:text>
    </number:number-style>
    <number:number-style style:name="N129P1" style:volatile="true">
      <number:text>-</number:text>
      <number:number number:decimal-places="2" number:min-integer-digits="1" number:grouping="true"/>
      <number:text>р. </number:text>
    </number:number-style>
    <number:number-style style:name="N129P2" style:volatile="true">
      <number:text> -</number:text>
      <number:number number:decimal-places="0" number:min-integer-digits="0"/>
      <number:text>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8" number:min-integer-digits="1"/>
    </number:number-style>
    <number:number-style style:name="N132">
      <number:number number:decimal-places="7" number:min-integer-digits="1"/>
    </number:number-style>
    <number:number-style style:name="N133">
      <number:number number:decimal-places="6" number:min-integer-digits="1"/>
    </number:number-style>
    <number:number-style style:name="N134">
      <number:number number:decimal-places="5" number:min-integer-digits="1"/>
    </number:number-style>
    <number:number-style style:name="N135">
      <number:number number:decimal-places="4" number:min-integer-digits="1"/>
    </number:number-style>
    <number:number-style style:name="N136">
      <number:number number:decimal-places="3" number:min-integer-digits="1"/>
    </number:number-style>
    <number:number-style style:name="N137P0" style:volatile="true">
      <number:text> </number:text>
      <number:number number:decimal-places="3" number:min-integer-digits="1" number:grouping="true"/>
      <number:text> </number:text>
    </number:number-style>
    <number:number-style style:name="N137P1" style:volatile="true">
      <number:text> -</number:text>
      <number:number number:decimal-places="3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4" number:min-integer-digits="1" number:grouping="true"/>
      <number:text> </number:text>
    </number:number-style>
    <number:number-style style:name="N138P1" style:volatile="true">
      <number:text> -</number:text>
      <number:number number:decimal-places="4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5" number:min-integer-digits="1" number:grouping="true"/>
      <number:text> </number:text>
    </number:number-style>
    <number:number-style style:name="N139P1" style:volatile="true">
      <number:text> -</number:text>
      <number:number number:decimal-places="5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6" number:min-integer-digits="1" number:grouping="true"/>
      <number:text> </number:text>
    </number:number-style>
    <number:number-style style:name="N140P1" style:volatile="true">
      <number:text> -</number:text>
      <number:number number:decimal-places="6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1" number:min-integer-digits="1" number:grouping="true"/>
      <number:text> </number:text>
    </number:number-style>
    <number:number-style style:name="N141P1" style:volatile="true">
      <number:text> -</number:text>
      <number:number number:decimal-places="1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-</number:text>
      <number:number number:decimal-places="0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date-style style:name="N147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48">
      <number:number number:decimal-places="2" number:min-integer-digits="1" number:grouping="true"/>
      <number:text>р.</number:text>
    </number:number-style>
    <number:currency-style style:name="N149">
      <number:currency-symbol number:language="en" number:country="US">$</number:currency-symbol>
      <number:number number:decimal-places="2" number:min-integer-digits="1" number:grouping="true"/>
    </number:currency-style>
    <number:number-style style:name="N150">
      <number:number number:decimal-places="15" number:min-integer-digits="1"/>
    </number:number-style>
    <number:number-style style:name="N151">
      <number:number number:decimal-places="20" number:min-integer-digits="1"/>
    </number:number-style>
    <number:number-style style:name="N152">
      <number:number number:decimal-places="11" number:min-integer-digits="1"/>
    </number:number-style>
    <number:number-style style:name="N153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6">06.11.2007</text:date>, <text:time>12:5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11-22T22:05:38</meta:creation-date>
    <dc:date>2007-11-06T12:52:5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74"/>
  </office:meta>
</office:document-meta>
</file>